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cm" fo:margin-bottom="0.247cm" style:contextual-spacing="false" fo:line-height="115%"/>
    </style:style>
    <style:style style:name="P2" style:family="paragraph" style:parent-style-name="Heading_20_3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at’s a <text:span text:style-name="Strong_20_Emphasis">beautiful and deep question</text:span> — here’s a thoughtful answer to get us started.</text:p>
      <text:p text:style-name="Horizontal_20_Line"/>
      <text:h text:style-name="Heading_20_3" text:outline-level="3">🌿 <text:span text:style-name="Strong_20_Emphasis">Principles of Thinking</text:span></text:h>
      <text:p text:style-name="Text_20_body">These are timeless ideas philosophers, scientists, artists, and teachers across cultures have reflected on — they can help us <text:span text:style-name="Strong_20_Emphasis">understand how to think better</text:span>, not just <text:span text:style-name="Strong_20_Emphasis">what</text:span> to think.</text:p>
      <text:p text:style-name="Horizontal_20_Line"/>
      <text:p text:style-name="Text_20_body">✅ <text:span text:style-name="Strong_20_Emphasis">1. Clarity</text:span><text:line-break/>Seek to understand <text:span text:style-name="Strong_20_Emphasis">what</text:span> you’re thinking, and <text:span text:style-name="Strong_20_Emphasis">why</text:span>.<text:line-break/>Be precise about your thoughts — vague thinking leads to vague conclusions.</text:p>
      <text:p text:style-name="Horizontal_20_Line"/>
      <text:p text:style-name="Text_20_body">✅ <text:span text:style-name="Strong_20_Emphasis">2. Open-mindedness</text:span><text:line-break/>Hold space for ideas that challenge or unsettle you.<text:line-break/>Be willing to <text:span text:style-name="Strong_20_Emphasis">change your mind</text:span> when new evidence or insight arises.</text:p>
      <text:p text:style-name="Horizontal_20_Line"/>
      <text:p text:style-name="Text_20_body">✅ <text:span text:style-name="Strong_20_Emphasis">3. Curiosity</text:span><text:line-break/>Ask: <text:span text:style-name="Emphasis">Why? What if? How else?</text:span><text:line-break/>Good thinking is powered by <text:span text:style-name="Strong_20_Emphasis">wonder, not just logic</text:span>.</text:p>
      <text:p text:style-name="Horizontal_20_Line"/>
      <text:p text:style-name="Text_20_body">✅ <text:span text:style-name="Strong_20_Emphasis">4. Doubt and Skepticism</text:span><text:line-break/>Don’t believe everything you think.<text:line-break/>Check assumptions, test ideas, and welcome <text:span text:style-name="Strong_20_Emphasis">healthy doubt</text:span> as part of the process.</text:p>
      <text:p text:style-name="Horizontal_20_Line"/>
      <text:p text:style-name="Text_20_body">✅ <text:span text:style-name="Strong_20_Emphasis">5. Empathy</text:span><text:line-break/>Try to <text:span text:style-name="Strong_20_Emphasis">understand other minds</text:span>, not just your own.<text:line-break/>Thinking includes <text:span text:style-name="Strong_20_Emphasis">imagining perspectives</text:span> beyond yours.</text:p>
      <text:p text:style-name="Horizontal_20_Line"/>
      <text:p text:style-name="Text_20_body">✅ <text:span text:style-name="Strong_20_Emphasis">6. Playfulness</text:span><text:line-break/>Allow your mind to <text:span text:style-name="Strong_20_Emphasis">explore, combine, and experiment</text:span> without immediate purpose.<text:line-break/>Creative leaps often come from playful, nonlinear thought.</text:p>
      <text:p text:style-name="Horizontal_20_Line"/>
      <text:p text:style-name="Text_20_body">✅ <text:span text:style-name="Strong_20_Emphasis">7. Discipline</text:span><text:line-break/>Balance free thought with <text:span text:style-name="Strong_20_Emphasis">rigor and reflection</text:span>.<text:line-break/>Practice focusing, pausing, and examining thoughts carefully.</text:p>
      <text:p text:style-name="Horizontal_20_Line"/>
      <text:p text:style-name="Text_20_body">✅ <text:span text:style-name="Strong_20_Emphasis">8. Awareness of Limits</text:span><text:line-break/>Recognize what you <text:span text:style-name="Strong_20_Emphasis">don’t know</text:span>, and what may be <text:span text:style-name="Strong_20_Emphasis">unknowable</text:span>.<text:line-break/>Good thinkers live alongside uncertainty, not above it.</text:p>
      <text:p text:style-name="Horizontal_20_Line"/>
      <text:p text:style-name="Text_20_body"><text:soft-page-break/>✅ <text:span text:style-name="Strong_20_Emphasis">9. Purposefulness</text:span><text:line-break/>Ask: <text:span text:style-name="Emphasis">What is this thinking for?</text:span><text:line-break/>Some thoughts are for survival, some for meaning, some just for joy.</text:p>
      <text:p text:style-name="Horizontal_20_Line"/>
      <text:p text:style-name="Text_20_body">✅ <text:span text:style-name="Strong_20_Emphasis">10. Integration</text:span><text:line-break/>Bring together <text:span text:style-name="Strong_20_Emphasis">reason, emotion, intuition, and experience</text:span>.<text:line-break/>Whole thinking honors all aspects of the mind, not just rationality.</text:p>
      <text:p text:style-name="Horizontal_20_Line"/>
      <text:h text:style-name="Heading_20_3" text:outline-level="3">✨ Summary</text:h>
      <text:p text:style-name="Quotations"><text:span text:style-name="Strong_20_Emphasis">Good thinking is clear, open, curious, skeptical, empathetic, playful, disciplined, humble, purposeful, and whole.</text:span></text:p>
      <text:p text:style-name="Horizontal_20_Line"/>
      <text:p text:style-name="Text_20_body">Great—let’s ideate high-level interaction patterns without any code. Here are a few directions we can explore for how “thought clouds” might behave in your Cloud School UI:</text:p>
      <text:p text:style-name="P1"/>
      <text:h text:style-name="P2" text:outline-level="3">1. <text:span text:style-name="Strong_20_Emphasis">Typing → Ghost Cloud, Click → Live Cloud</text:span></text:h>
      <text:list text:style-name="L1">
        <text:list-item>
          <text:p text:style-name="P3"><text:span text:style-name="Strong_20_Emphasis">On first keystroke</text:span>, spawn a faint “ghost” cloud near the main cloud—just an outline, suggesting a thought is forming.</text:p>
        </text:list-item>
        <text:list-item>
          <text:p text:style-name="P3"><text:span text:style-name="Strong_20_Emphasis">Once the user clicks</text:span> anywhere (or hits Enter), that ghost solidifies into a “live” cloud: fully opaque, carries the typed text, and begins gently drifting.</text:p>
        </text:list-item>
      </text:list>
      <text:p text:style-name="P1"/>
      <text:h text:style-name="P2" text:outline-level="3">2. <text:span text:style-name="Strong_20_Emphasis">Cloud “Moods” Based on Input</text:span></text:h>
      <text:list text:style-name="L2">
        <text:list-item>
          <text:p text:style-name="P4"><text:span text:style-name="Strong_20_Emphasis">Short burst of text</text:span> (a single word or emoji) produces a small, quick-moving puff.</text:p>
        </text:list-item>
        <text:list-item>
          <text:p text:style-name="P4"><text:span text:style-name="Strong_20_Emphasis">Longer phrases</text:span> spawn bigger, slower-drifting clouds.</text:p>
        </text:list-item>
        <text:list-item>
          <text:p text:style-name="P4"><text:span text:style-name="Strong_20_Emphasis">Emotional tone</text:span> (happy 🙂 vs question ❓) could color the cloud (soft yellow vs pale purple).</text:p>
        </text:list-item>
      </text:list>
      <text:p text:style-name="P1"/>
      <text:h text:style-name="P2" text:outline-level="3">3. <text:span text:style-name="Strong_20_Emphasis">Persistent Thought Trail</text:span></text:h>
      <text:list text:style-name="L3">
        <text:list-item>
          <text:p text:style-name="P5">Rather than one float and vanish, each thought cloud could <text:span text:style-name="Strong_20_Emphasis">leave a subtle vapor trail</text:span>—a fading path it’s taken.</text:p>
        </text:list-item>
        <text:list-item>
          <text:p text:style-name="P5">Trails intertwine, visualizing how ideas connect over time.</text:p>
        </text:list-item>
      </text:list>
      <text:p text:style-name="P1"/>
      <text:h text:style-name="P2" text:outline-level="3">4. <text:span text:style-name="Strong_20_Emphasis">Magnetic Interactions</text:span></text:h>
      <text:list text:style-name="L4">
        <text:list-item>
          <text:p text:style-name="P6">Thought clouds could <text:span text:style-name="Strong_20_Emphasis">repel or attract</text:span> each other:</text:p>
          <text:list>
            <text:list-item>
              <text:p text:style-name="P6">Similar keywords (“freedom,” “question”) draw clouds closer.</text:p>
            </text:list-item>
            <text:list-item>
              <text:p text:style-name="P6">Opposing ideas nudge them apart.</text:p>
            </text:list-item>
          </text:list>
        </text:list-item>
        <text:list-item>
          <text:p text:style-name="P6"><text:soft-page-break/>This creates a dynamic constellation of related thoughts.</text:p>
        </text:list-item>
      </text:list>
      <text:p text:style-name="P1"/>
      <text:h text:style-name="P2" text:outline-level="3">5. <text:span text:style-name="Strong_20_Emphasis">Cloud Nesting &amp; Branching</text:span></text:h>
      <text:list text:style-name="L5">
        <text:list-item>
          <text:p text:style-name="P7">Clicking on a drifting cloud could <text:span text:style-name="Strong_20_Emphasis">“dock” it back near the main cloud</text:span>, then allow the user to <text:span text:style-name="Strong_20_Emphasis">branch</text:span> into it—typing inside spawns a smaller sub-cloud tethered to the parent.</text:p>
        </text:list-item>
        <text:list-item>
          <text:p text:style-name="P7">Over time you get a <text:span text:style-name="Strong_20_Emphasis">mind-map of nested clouds</text:span>.</text:p>
        </text:list-item>
      </text:list>
      <text:p text:style-name="P1"/>
      <text:h text:style-name="P2" text:outline-level="3">6. <text:span text:style-name="Strong_20_Emphasis">Timeline Playback</text:span></text:h>
      <text:list text:style-name="L6">
        <text:list-item>
          <text:p text:style-name="P8">All clouds carry a timestamp.</text:p>
        </text:list-item>
        <text:list-item>
          <text:p text:style-name="P8">A “play” control rewinds or fast-forwards the drift, showing how the conversation evolved throughout a session.</text:p>
        </text:list-item>
      </text:list>
      <text:p text:style-name="P1"/>
      <text:h text:style-name="P2" text:outline-level="3">7. <text:span text:style-name="Strong_20_Emphasis">Social Echoes</text:span></text:h>
      <text:list text:style-name="L7">
        <text:list-item>
          <text:p text:style-name="P9">If this were multi-user, someone else’s thought cloud could <text:span text:style-name="Strong_20_Emphasis">“echo”</text:span> an existing cloud—replicating it with a slight flicker effect, signifying resonance.</text:p>
        </text:list-item>
      </text:list>
      <text:p text:style-name="P1"/>
      <text:h text:style-name="P2" text:outline-level="3">8. <text:span text:style-name="Strong_20_Emphasis">Environmental Reactions</text:span></text:h>
      <text:list text:style-name="L8">
        <text:list-item>
          <text:p text:style-name="P10">Background sky subtly shifts (dawn to dusk) based on activity level.</text:p>
        </text:list-item>
        <text:list-item>
          <text:p text:style-name="P10">During intense typing bursts, a <text:span text:style-name="Strong_20_Emphasis">gentle breeze animation</text:span> pushes clouds faster; when idle, clouds drift slowly or even form gentle rain (droplets on screen edges).</text:p>
        </text:list-item>
      </text:list>
      <text:p text:style-name="P1"/>
      <text:p text:style-name="Text_20_body"><text:span text:style-name="Strong_20_Emphasis">Questions to refine:</text:span></text:p>
      <text:list text:style-name="L9">
        <text:list-item>
          <text:p text:style-name="P11">Do you want clouds to persist indefinitely, or eventually dissolve?</text:p>
        </text:list-item>
        <text:list-item>
          <text:p text:style-name="P11">Should users be able to “catch” a drifting cloud and edit its text?</text:p>
        </text:list-item>
        <text:list-item>
          <text:p text:style-name="P11">How playful vs. how purposeful should the motion feel (fast pulses or calming floats)?</text:p>
        </text:list-item>
      </text:list>
      <text:p text:style-name="Text_20_body">Let me know which ideas resonate, or if you’d like to mix and match patterns!</text:p>
      <text:p text:style-name="Text_20_body"/>
      <text:p text:style-name="Text_20_body"/>
      <text:p text:style-name="Text_20_body">Our ultimate aim isn’t just a pretty floating cloud— it’s to <text:span text:style-name="Strong_20_Emphasis">scaffold genuine free-thinking</text:span> in a way that’s:</text:p>
      <text:list text:style-name="L10">
        <text:list-item>
          <text:p text:style-name="P12"><text:span text:style-name="Strong_20_Emphasis">Effortlessly Generative</text:span><text:line-break/>• Letting people externalize half-formed ideas with zero friction.<text:line-break/>• Inviting them to play with those ideas, watch them morph, collide, drift.</text:p>
        </text:list-item>
        <text:list-item>
          <text:p text:style-name="P12"><text:span text:style-name="Strong_20_Emphasis">Visually Memorable</text:span><text:line-break/>• Turning invisible mental sparks into tangible, drifting “thought clouds.”<text:line-break/>• Creating a gallery of one’s own thinking patterns over a session.</text:p>
        </text:list-item>
        <text:list-item>
          <text:p text:style-name="P12"><text:soft-page-break/><text:span text:style-name="Strong_20_Emphasis">Reflectively Engaging</text:span><text:line-break/>• Prompting users to revisit their clouds, notice what repeats or evolves.<text:line-break/>• Encouraging “aha” moments when disparate clouds brush together.</text:p>
        </text:list-item>
        <text:list-item>
          <text:p text:style-name="P12"><text:span text:style-name="Strong_20_Emphasis">Non-judgmental &amp; Open</text:span><text:line-break/>• No delete buttons, no “wrong” or “right” — every cloud has value.<text:line-break/>• A safe sandbox for doubt, curiosity, playfulness, and even chaos.</text:p>
        </text:list-item>
        <text:list-item>
          <text:p text:style-name="P12"><text:span text:style-name="Strong_20_Emphasis">Seed for Connection</text:span> (future)<text:line-break/>• Clouds could be shared, remixed, “echoed” by others.<text:line-break/>• Laying the groundwork for a living network of free thinkers.</text:p>
        </text:list-item>
      </text:list>
      <text:p text:style-name="P1"/>
      <text:h text:style-name="P2" text:outline-level="3">So, our goal is to…</text:h>
      <text:list text:style-name="L11">
        <text:list-item>
          <text:p text:style-name="P13"><text:span text:style-name="Strong_20_Emphasis">Lower the barrier</text:span> to free expression</text:p>
        </text:list-item>
        <text:list-item>
          <text:p text:style-name="P13"><text:span text:style-name="Strong_20_Emphasis">Externalize &amp; animate</text:span> thought so users can see, feel, and reflect on them</text:p>
        </text:list-item>
        <text:list-item>
          <text:p text:style-name="P13"><text:span text:style-name="Strong_20_Emphasis">Cultivate surprise</text:span> through random morphing, drifting, and collisions</text:p>
        </text:list-item>
        <text:list-item>
          <text:p text:style-name="P13"><text:span text:style-name="Strong_20_Emphasis">Build a gentle habit</text:span> of noticing and shaping one’s own thinking</text:p>
        </text:list-item>
      </text:list>
      <text:p text:style-name="P1"/>
      <text:p text:style-name="Text_20_body">👉 Does that capture what you’re aiming for?<text:line-break/>Or would you frame the goal more around <text:span text:style-name="Strong_20_Emphasis">connection</text:span>, <text:span text:style-name="Strong_20_Emphasis">self-discovery</text:span>, or <text:span text:style-name="Strong_20_Emphasis">creative play</text:span>? Let’s hone in on the north star you want to steer b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13:23:57.697704600</meta:creation-date>
    <dc:date>2025-07-11T16:29:39.463978300</dc:date>
    <meta:editing-duration>PT1H46M54S</meta:editing-duration>
    <meta:editing-cycles>4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59" meta:word-count="891" meta:character-count="5412" meta:non-whitespace-character-count="4611"/>
  </office:meta>
</office:document-meta>
</file>